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32cd32" draw:textarea-horizontal-align="justify" draw:textarea-vertical-align="middle" draw:auto-grow-height="false" fo:min-height="0.004cm" fo:min-width="0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7.37cm" fo:min-width="9.66cm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736cm" fo:min-width="2.04cm"/>
    </style:style>
    <style:style style:name="gr4" style:family="graphic" style:parent-style-name="objectwithoutfill">
      <style:graphic-properties svg:stroke-width="0.102cm" svg:stroke-color="#ffffff" draw:marker-start-width="0.508cm" draw:marker-end-width="0.508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</style:style>
    <style:style style:name="gr7" style:family="graphic" style:parent-style-name="standard">
      <style:graphic-properties svg:stroke-width="0.051cm" svg:stroke-color="#000000" draw:marker-start-width="0.356cm" draw:marker-end-width="0.356cm" draw:fill="none" draw:textarea-horizontal-align="justify" draw:textarea-vertical-align="middle" draw:auto-grow-height="false" fo:min-height="7.37cm" fo:min-width="9.66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4cm"/>
    </style:style>
    <style:style style:name="gr9" style:family="graphic" style:parent-style-name="objectwithoutfill">
      <style:graphic-properties svg:stroke-color="#000000" draw:fill="solid" draw:fill-color="#32cd32" draw:textarea-vertical-align="middle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9cm"/>
    </style:style>
    <style:style style:name="gr16" style:family="graphic" style:parent-style-name="standard">
      <style:graphic-properties draw:stroke="none" svg:stroke-color="#000000" draw:fill="none" fo:min-height="0.71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446cm"/>
    </style:style>
    <style:style style:name="gr18" style:family="graphic" style:parent-style-name="standard">
      <style:graphic-properties draw:stroke="none" svg:stroke-color="#000000" draw:fill="solid" draw:fill-color="#ff0000" draw:textarea-horizontal-align="justify" draw:textarea-vertical-align="middle" draw:auto-grow-height="false" fo:min-height="0.004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gr21" style:family="graphic" style:parent-style-name="objectwithoutfill">
      <style:graphic-properties svg:stroke-width="0.051cm" svg:stroke-color="#ffff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414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2.055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1.768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624cm"/>
    </style:style>
    <style:style style:name="P1" style:family="paragraph">
      <loext:graphic-properties draw:fill="none" draw:fill-color="#32cd32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32cd32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="none" draw:fill-color="#ffffff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4cm" svg:height="0.254cm" svg:x="19.063cm" svg:y="8.9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16cm" svg:height="7.62cm" svg:x="0.17cm" svg:y="1.2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986cm" svg:x="7.79cm" svg:y="4.106cm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2" draw:layer="layout" svg:x1="6.52cm" svg:y1="8.882cm" svg:x2="3.98cm" svg:y2="8.882cm">
            <text:p/>
          </draw:line>
        </draw:g>
        <draw:frame draw:style-name="gr5" draw:text-style-name="P3" draw:layer="layout" svg:width="2.018cm" svg:height="0.962cm" svg:x="8.058cm" svg:y="4.622cm">
          <draw:text-box>
            <text:p>stairs</text:p>
          </draw:text-box>
        </draw:frame>
        <draw:frame draw:style-name="gr6" draw:text-style-name="P3" draw:layer="layout" svg:width="2.576cm" svg:height="0.962cm" svg:x="2.216cm" svg:y="4.568cm">
          <draw:text-box>
            <text:p>parking</text:p>
          </draw:text-box>
        </draw:frame>
        <draw:custom-shape draw:style-name="gr7" draw:text-style-name="P2" draw:layer="layout" svg:width="10.16cm" svg:height="7.62cm" svg:x="11.67cm" svg:y="1.2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986cm" svg:x="19.29cm" svg:y="4.12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018cm" svg:height="0.962cm" svg:x="19.558cm" svg:y="4.645cm">
          <draw:text-box>
            <text:p>stairs</text:p>
          </draw:text-box>
        </draw:frame>
        <draw:frame draw:style-name="gr8" draw:text-style-name="P3" draw:layer="layout" svg:width="1.484cm" svg:height="0.962cm" svg:x="18.695cm" svg:y="6.785cm">
          <draw:text-box>
            <text:p>hall</text:p>
          </draw:text-box>
        </draw:frame>
        <draw:line draw:style-name="gr9" draw:text-style-name="P4" draw:layer="layout" svg:x1="19.29cm" svg:y1="4.187cm" svg:x2="19.29cm" svg:y2="3.425cm">
          <text:p/>
        </draw:line>
        <draw:line draw:style-name="gr10" draw:text-style-name="P2" draw:layer="layout" svg:x1="16.75cm" svg:y1="3.429cm" svg:x2="19.29cm" svg:y2="3.425cm">
          <text:p/>
        </draw:line>
        <draw:frame draw:style-name="gr11" draw:text-style-name="P5" draw:layer="layout" svg:width="3.88cm" svg:height="0.962cm" svg:x="14.765cm" svg:y="0.198cm">
          <draw:text-box>
            <text:p><text:span text:style-name="T1">ground floor</text:span></text:p>
          </draw:text-box>
        </draw:frame>
        <draw:frame draw:style-name="gr12" draw:text-style-name="P5" draw:layer="layout" svg:width="3.283cm" svg:height="0.962cm" svg:x="3.591cm" svg:y="0.198cm">
          <draw:text-box>
            <text:p><text:span text:style-name="T1">b</text:span><text:span text:style-name="T1">a</text:span><text:span text:style-name="T1">s</text:span><text:span text:style-name="T1">e</text:span><text:span text:style-name="T1">m</text:span><text:span text:style-name="T1">e</text:span><text:span text:style-name="T1">n</text:span><text:span text:style-name="T1">t</text:span></text:p>
          </draw:text-box>
        </draw:frame>
        <draw:line draw:style-name="gr10" draw:text-style-name="P2" draw:layer="layout" svg:x1="16.751cm" svg:y1="1.27cm" svg:x2="16.764cm" svg:y2="4.826cm">
          <text:p/>
        </draw:line>
        <draw:frame draw:style-name="gr13" draw:text-style-name="P3" draw:layer="layout" svg:width="2.475cm" svg:height="0.962cm" svg:x="12.94cm" svg:y="4.445cm">
          <draw:text-box>
            <text:p>room 1</text:p>
          </draw:text-box>
        </draw:frame>
        <draw:frame draw:style-name="gr13" draw:text-style-name="P3" draw:layer="layout" svg:width="2.475cm" svg:height="0.962cm" svg:x="17.893cm" svg:y="1.778cm">
          <draw:text-box>
            <text:p>room 2</text:p>
          </draw:text-box>
        </draw:frame>
        <draw:frame draw:style-name="gr14" draw:text-style-name="P3" draw:layer="layout" svg:width="3.317cm" svg:height="0.962cm" svg:x="15.395cm" svg:y="9.185cm">
          <draw:text-box>
            <text:p>exterior</text:p>
          </draw:text-box>
        </draw:frame>
        <draw:custom-shape draw:style-name="gr1" draw:text-style-name="P1" draw:layer="layout" svg:width="0.254cm" svg:height="0.254cm" svg:x="6.8cm" svg:y="8.9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54cm" svg:height="0.254cm" svg:x="7.826cm" svg:y="4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54cm" svg:height="0.254cm" svg:x="16.763cm" svg:y="4.2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18.763cm" svg:y="3.4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16cm" svg:height="7.62cm" svg:x="23.07cm" svg:y="1.2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986cm" svg:x="30.69cm" svg:y="4.129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.069cm" svg:height="0.962cm" svg:x="31.558cm" svg:y="2.251cm">
          <draw:text-box>
            <text:p>IT</text:p>
          </draw:text-box>
        </draw:frame>
        <draw:line draw:style-name="gr10" draw:text-style-name="P2" draw:layer="layout" svg:x1="30.69cm" svg:y1="4.191cm" svg:x2="30.69cm" svg:y2="1.27cm">
          <text:p/>
        </draw:line>
        <draw:line draw:style-name="gr10" draw:text-style-name="P2" draw:layer="layout" svg:x1="30.69cm" svg:y1="6.096cm" svg:x2="30.69cm" svg:y2="8.89cm">
          <text:p/>
        </draw:line>
        <draw:line draw:style-name="gr10" draw:text-style-name="P2" draw:layer="layout" svg:x1="11.67cm" svg:y1="7.239cm" svg:x2="16.75cm" svg:y2="7.239cm">
          <text:p/>
        </draw:line>
        <draw:line draw:style-name="gr10" draw:text-style-name="P2" draw:layer="layout" svg:x1="15.491cm" svg:y1="8.89cm" svg:x2="15.491cm" svg:y2="7.239cm">
          <text:p/>
        </draw:line>
        <draw:frame draw:style-name="gr16" draw:text-style-name="P6" draw:layer="layout" svg:width="3.302cm" svg:height="0.963cm" svg:x="11.824cm" svg:y="7.546cm">
          <draw:text-box>
            <text:p>rest room</text:p>
          </draw:text-box>
        </draw:frame>
        <draw:line draw:style-name="gr10" draw:text-style-name="P2" draw:layer="layout" svg:x1="28.555cm" svg:y1="1.271cm" svg:x2="28.55cm" svg:y2="8.89cm">
          <text:p/>
        </draw:line>
        <draw:frame draw:style-name="gr13" draw:text-style-name="P3" draw:layer="layout" svg:width="2.475cm" svg:height="0.962cm" svg:x="24.341cm" svg:y="4.446cm">
          <draw:text-box>
            <text:p>room 3</text:p>
          </draw:text-box>
        </draw:frame>
        <draw:custom-shape draw:style-name="gr1" draw:text-style-name="P1" draw:layer="layout" svg:width="0.254cm" svg:height="0.254cm" svg:x="28.564cm" svg:y="4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30.432cm" svg:y="2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19.3cm" svg:y="4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30.715cm" svg:y="4.308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1.946cm" svg:height="1.673cm" svg:x="31.259cm" svg:y="6.651cm">
          <draw:text-box>
            <text:p>rest</text:p>
            <text:p>room</text:p>
          </draw:text-box>
        </draw:frame>
        <draw:custom-shape draw:style-name="gr18" draw:text-style-name="P7" draw:layer="layout" svg:width="0.254cm" svg:height="0.254cm" svg:x="30.715cm" svg:y="-0.59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018cm" svg:height="0.962cm" svg:x="31.071cm" svg:y="4.572cm">
          <draw:text-box>
            <text:p>stairs</text:p>
          </draw:text-box>
        </draw:frame>
        <draw:frame draw:style-name="gr19" draw:text-style-name="P8" draw:layer="layout" svg:width="2.263cm" svg:height="0.962cm" svg:x="26.95cm" svg:y="0.198cm">
          <draw:text-box>
            <text:p><text:span text:style-name="T2">floor 1</text:span></text:p>
          </draw:text-box>
        </draw:frame>
        <draw:frame draw:style-name="gr20" draw:text-style-name="P3" draw:layer="layout" svg:width="2.648cm" svg:height="0.962cm" draw:transform="rotate (1.5707963267949) translate (28.966cm 7.874cm)">
          <draw:text-box>
            <text:p>corridor</text:p>
          </draw:text-box>
        </draw:frame>
        <draw:line draw:style-name="gr10" draw:text-style-name="P2" draw:layer="layout" svg:x1="16.764cm" svg:y1="5.715cm" svg:x2="16.751cm" svg:y2="7.239cm">
          <text:p/>
        </draw:line>
        <draw:line draw:style-name="gr21" draw:text-style-name="P2" draw:layer="layout" svg:x1="7.788cm" svg:y1="4.826cm" svg:x2="7.788cm" svg:y2="5.715cm">
          <text:p/>
        </draw:line>
        <draw:g>
          <draw:line draw:style-name="gr21" draw:text-style-name="P2" draw:layer="layout" svg:x1="19.282cm" svg:y1="4.699cm" svg:x2="19.282cm" svg:y2="5.588cm">
            <text:p/>
          </draw:line>
        </draw:g>
        <draw:g>
          <draw:line draw:style-name="gr4" draw:text-style-name="P2" draw:layer="layout" svg:x1="18.669cm" svg:y1="8.899cm" svg:x2="16.41cm" svg:y2="8.924cm">
            <text:p/>
          </draw:line>
        </draw:g>
        <draw:g>
          <draw:line draw:style-name="gr4" draw:text-style-name="P2" draw:layer="layout" svg:x1="18.415cm" svg:y1="3.429cm" svg:x2="17.299cm" svg:y2="3.422cm">
            <text:p/>
          </draw:line>
        </draw:g>
        <draw:g>
          <draw:line draw:style-name="gr21" draw:text-style-name="P2" draw:layer="layout" svg:x1="28.548cm" svg:y1="4.7cm" svg:x2="28.548cm" svg:y2="5.588cm">
            <text:p/>
          </draw:line>
        </draw:g>
        <draw:g>
          <draw:line draw:style-name="gr21" draw:text-style-name="P2" draw:layer="layout" svg:x1="30.698cm" svg:y1="2.794cm" svg:x2="30.698cm" svg:y2="3.642cm">
            <text:p/>
          </draw:line>
        </draw:g>
        <draw:g>
          <draw:line draw:style-name="gr21" draw:text-style-name="P2" draw:layer="layout" svg:x1="30.691cm" svg:y1="7.112cm" svg:x2="30.691cm" svg:y2="8.042cm">
            <text:p/>
          </draw:line>
        </draw:g>
        <draw:custom-shape draw:style-name="gr22" draw:text-style-name="P2" draw:layer="layout" svg:width="0.914cm" svg:height="0.095cm" draw:transform="skewX (0.010471975511966) rotate (-1.56730566829091) translate (7.785cm 4.8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0.914cm" svg:height="0.095cm" draw:transform="skewX (0.0104719755119658) rotate (-0.813497964354557) translate (7.16cm 5.0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2" draw:layer="layout" svg:x1="16.764cm" svg:y1="4.814cm" svg:x2="16.764cm" svg:y2="5.703cm">
          <text:p/>
        </draw:line>
        <draw:custom-shape draw:style-name="gr22" draw:text-style-name="P2" draw:layer="layout" svg:width="0.914cm" svg:height="0.095cm" draw:transform="skewX (0.010471975511966) rotate (-1.56730566829091) translate (16.761cm 4.8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0.914cm" svg:height="0.095cm" draw:transform="skewX (0.0104719755119658) rotate (-0.813497964354557) translate (16.136cm 5.0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2.555cm" svg:height="0.095cm" draw:transform="skewX (0.010471975511966) translate (3.974cm 8.7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2.555cm" svg:height="0.095cm" draw:transform="skewX (0.010471975511966) rotate (0.323409510394549) translate (3.934cm 8.7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2.268cm" svg:height="0.095cm" draw:transform="skewX (0.010471975511966) translate (16.402cm 8.7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2.268cm" svg:height="0.095cm" draw:transform="skewX (0.010471975511966) rotate (0.534245284035464) translate (16.356cm 8.7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0.914cm" svg:height="0.095cm" draw:transform="skewX (0.010471975511966) rotate (-1.56730566829091) translate (19.279cm 4.6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0.914cm" svg:height="0.095cm" draw:transform="skewX (0.0104719755119658) rotate (-0.813497964354557) translate (18.654cm 4.9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0.914cm" svg:height="0.095cm" draw:transform="skewX (0.010471975511966) rotate (-1.56730566829091) translate (28.542cm 4.6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0.914cm" svg:height="0.095cm" draw:transform="skewX (0.0104719755119658) rotate (-0.813497964354557) translate (27.917cm 4.9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1" draw:text-style-name="P2" draw:layer="layout" svg:x1="30.691cm" svg:y1="4.7cm" svg:x2="30.691cm" svg:y2="5.589cm">
            <text:p/>
          </draw:line>
        </draw:g>
        <draw:g>
          <draw:line draw:style-name="gr21" draw:text-style-name="P2" draw:layer="layout" svg:x1="30.688cm" svg:y1="4.69cm" svg:x2="30.688cm" svg:y2="5.578cm">
            <text:p/>
          </draw:line>
        </draw:g>
        <draw:custom-shape draw:style-name="gr22" draw:text-style-name="P2" draw:layer="layout" svg:width="0.914cm" svg:height="0.095cm" draw:transform="skewX (0.010471975511966) rotate (-1.56730566829091) translate (30.682cm 4.6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0.914cm" svg:height="0.095cm" draw:transform="skewX (0.0104719755119658) rotate (-0.813497964354557) translate (30.057cm 4.9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0.914cm" svg:height="0.095cm" draw:transform="skewX (0.010471975511966) rotate (-1.56730566829091) translate (30.782cm 7.1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0.914cm" svg:height="0.095cm" draw:transform="skewX (0.0104719755119659) rotate (-2.28271612868338) translate (31.361cm 7.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0.914cm" svg:height="0.095cm" draw:transform="skewX (0.010471975511966) rotate (-1.56730566829091) translate (30.783cm 2.7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0.914cm" svg:height="0.095cm" draw:transform="skewX (0.0104719755119659) rotate (-2.28271612868338) translate (31.362cm 3.0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2" draw:layer="layout" svg:x1="15.492cm" svg:y1="7.602cm" svg:x2="15.492cm" svg:y2="8.491cm">
          <text:p/>
        </draw:line>
        <draw:custom-shape draw:style-name="gr22" draw:text-style-name="P2" draw:layer="layout" svg:width="0.914cm" svg:height="0.095cm" draw:transform="skewX (0.010471975511966) rotate (-1.56730566829091) translate (15.489cm 7.6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0.914cm" svg:height="0.095cm" draw:transform="skewX (0.0104719755119658) rotate (-0.813497964354557) translate (14.864cm 7.8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1.124cm" svg:height="0.095cm" draw:transform="skewX (0.010471975511966) translate (17.292cm 3.3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1.124cm" svg:height="0.095cm" draw:transform="skewX (0.0104719755119659) rotate (0.581543706764511) translate (17.25cm 3.345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3.52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5T16:19:41.656110048</meta:creation-date>
    <dc:date>2020-04-03T22:27:44.757657411</dc:date>
    <meta:editing-duration>PT4H54M36S</meta:editing-duration>
    <meta:editing-cycles>23</meta:editing-cycles>
    <meta:generator>LibreOffice/6.0.7.3$Linux_X86_64 LibreOffice_project/00m0$Build-3</meta:generator>
    <meta:document-statistic meta:object-count="84"/>
  </office:meta>
</office:document-meta>
</file>